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fo:font-weight="bold" style:font-weight-asian="bold"/>
    </style:style>
    <style:style style:name="P2" style:parent-style-name="Normal" style:family="paragraph">
      <style:paragraph-properties fo:widows="0" fo:orphans="0"/>
    </style:style>
    <style:style style:name="TableColumn4" style:family="table-column">
      <style:table-column-properties style:column-width="3.0312in" style:use-optimal-column-width="false"/>
    </style:style>
    <style:style style:name="TableColumn5" style:family="table-column">
      <style:table-column-properties style:column-width="1.5312in" style:use-optimal-column-width="false"/>
    </style:style>
    <style:style style:name="TableColumn6" style:family="table-column">
      <style:table-column-properties style:column-width="1.8958in" style:use-optimal-column-width="false"/>
    </style:style>
    <style:style style:name="Table3" style:family="table">
      <style:table-properties style:width="6.4583in" fo:margin-left="0.069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4" style:parent-style-name="Normal" style:family="paragraph">
      <style:paragraph-properties fo:widows="0" fo:orphans="0" fo:margin-left="0.5in">
        <style:tab-stops/>
      </style:paragraph-properties>
    </style:style>
    <style:style style:name="P125" style:parent-style-name="Normal" style:family="paragraph">
      <style:text-properties fo:font-weight="bold" style:font-weight-asian="bold" fo:font-style="italic" style:font-style-asian="italic"/>
    </style:style>
    <style:style style:name="P126" style:parent-style-name="Heading1" style:family="paragraph">
      <style:paragraph-properties fo:widows="0" fo:orphans="0" fo:margin-top="0.3895in" fo:margin-right="-0.1229in"/>
    </style:style>
    <style:style style:name="P127" style:parent-style-name="Heading1" style:family="paragraph">
      <style:paragraph-properties fo:widows="0" fo:orphans="0" fo:margin-top="0.3895in" fo:margin-right="-0.1229in"/>
    </style:style>
    <style:style style:name="P128" style:parent-style-name="Heading1" style:family="paragraph">
      <style:paragraph-properties fo:widows="0" fo:orphans="0" fo:margin-top="0.3895in" fo:margin-right="-0.1229in"/>
    </style:style>
    <style:style style:name="P129" style:parent-style-name="Heading1" style:family="paragraph">
      <style:paragraph-properties fo:widows="0" fo:orphans="0" fo:margin-top="0.3895in" fo:margin-right="-0.1229in"/>
    </style:style>
  </office:automatic-styles>
  <office:body>
    <office:text text:use-soft-page-breaks="true">
      <text:p text:style-name="P1">Worksheet - Compliance Staffi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ractice</text:p>
          </table:table-cell>
          <table:table-cell table:style-name="TableCell10">
            <text:p text:style-name="P11">Implementation<text:s/></text:p>
          </table:table-cell>
          <table:table-cell table:style-name="TableCell12">
            <text:p text:style-name="P13">Notes, Action Items</text:p>
          </table:table-cell>
        </table:table-row>
        <table:table-row table:style-name="TableRow14">
          <table:table-cell table:style-name="TableCell15">
            <text:p text:style-name="P16">Skilled and knowledgeable individuals are made available to contribute to the compliance effort.<text:s/></text:p>
          </table:table-cell>
          <table:table-cell table:style-name="TableCell17">
            <text:list text:style-name="LFO16" text:continue-numbering="true">
              <text:list-item>
                <text:p text:style-name="P18">Complete<text:s/></text:p>
              </text:list-item>
              <text:list-item>
                <text:p text:style-name="P19">Partial<text:s/></text:p>
              </text:list-item>
              <text:list-item>
                <text:p text:style-name="P20">Not available</text:p>
              </text:list-item>
              <text:list-item>
                <text:p text:style-name="P21">Not applicable</text:p>
              </text:list-item>
            </text:list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Dedicated assignments to the compliance function provide continuity of involvement and accumulation of expertise.<text:s/></text:p>
          </table:table-cell>
          <table:table-cell table:style-name="TableCell27">
            <text:list text:style-name="LFO16" text:continue-numbering="true">
              <text:list-item>
                <text:p text:style-name="P28">Complete<text:s/></text:p>
              </text:list-item>
              <text:list-item>
                <text:p text:style-name="P29">Partial<text:s/></text:p>
              </text:list-item>
              <text:list-item>
                <text:p text:style-name="P30">Not available</text:p>
              </text:list-item>
              <text:list-item>
                <text:p text:style-name="P31">Not applicable</text:p>
              </text:list-item>
            </text:list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Job descriptions identify the skills and insights needed to perform compliance functions adequately.</text:p>
          </table:table-cell>
          <table:table-cell table:style-name="TableCell37">
            <text:list text:style-name="LFO16" text:continue-numbering="true">
              <text:list-item>
                <text:p text:style-name="P38">Complete<text:s/></text:p>
              </text:list-item>
              <text:list-item>
                <text:p text:style-name="P39">Partial<text:s/></text:p>
              </text:list-item>
              <text:list-item>
                <text:p text:style-name="P40">Not available</text:p>
              </text:list-item>
              <text:list-item>
                <text:p text:style-name="P41">Not applicable</text:p>
              </text:list-item>
            </text:list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The organization identifies individuals with the skills, insights, and interest needed to contribute to the compliance function. <text:s/></text:p>
          </table:table-cell>
          <table:table-cell table:style-name="TableCell47">
            <text:list text:style-name="LFO16" text:continue-numbering="true">
              <text:list-item>
                <text:p text:style-name="P48">Complete<text:s/></text:p>
              </text:list-item>
              <text:list-item>
                <text:p text:style-name="P49">Partial<text:s/></text:p>
              </text:list-item>
              <text:list-item>
                <text:p text:style-name="P50">Not available</text:p>
              </text:list-item>
              <text:list-item>
                <text:p text:style-name="P51">Not applicable</text:p>
              </text:list-item>
            </text:list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ompliance contributors are drawn from cross-functional departments, as needed.<text:s/></text:p>
          </table:table-cell>
          <table:table-cell table:style-name="TableCell57">
            <text:list text:style-name="LFO16" text:continue-numbering="true">
              <text:list-item>
                <text:p text:style-name="P58">Complete<text:s/></text:p>
              </text:list-item>
              <text:list-item>
                <text:p text:style-name="P59">Partial<text:s/></text:p>
              </text:list-item>
              <text:list-item>
                <text:p text:style-name="P60">Not available</text:p>
              </text:list-item>
              <text:list-item>
                <text:p text:style-name="P61">Not applicable</text:p>
              </text:list-item>
            </text:list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Training and experiential learning opportunities are provided to build necessary skillsets.</text:p>
          </table:table-cell>
          <table:table-cell table:style-name="TableCell67">
            <text:list text:style-name="LFO16" text:continue-numbering="true">
              <text:list-item>
                <text:p text:style-name="P68">Complete<text:s/></text:p>
              </text:list-item>
              <text:list-item>
                <text:p text:style-name="P69">Partial<text:s/></text:p>
              </text:list-item>
              <text:list-item>
                <text:p text:style-name="P70">Not available</text:p>
              </text:list-item>
              <text:list-item>
                <text:p text:style-name="P71">Not applicable</text:p>
              </text:list-item>
            </text:list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External consultants are hired, as needed, to augment the internal compliance effort.</text:p>
          </table:table-cell>
          <table:table-cell table:style-name="TableCell77">
            <text:list text:style-name="LFO16" text:continue-numbering="true">
              <text:list-item>
                <text:p text:style-name="P78">Complete<text:s/></text:p>
              </text:list-item>
              <text:list-item>
                <text:p text:style-name="P79">Partial<text:s/></text:p>
              </text:list-item>
              <text:list-item>
                <text:p text:style-name="P80">Not available</text:p>
              </text:list-item>
              <text:list-item>
                <text:p text:style-name="P81">Not applicable</text:p>
              </text:list-item>
            </text:list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Estimates of total compliance effort and duration are prepared to address the organization’s compliance requirements.<text:s/></text:p>
          </table:table-cell>
          <table:table-cell table:style-name="TableCell87">
            <text:list text:style-name="LFO16" text:continue-numbering="true">
              <text:list-item>
                <text:p text:style-name="P88">Complete<text:s/></text:p>
              </text:list-item>
              <text:list-item>
                <text:p text:style-name="P89">Partial<text:s/></text:p>
              </text:list-item>
              <text:list-item>
                <text:p text:style-name="P90">Not available</text:p>
              </text:list-item>
              <text:list-item>
                <text:p text:style-name="P91">Not applicable</text:p>
              </text:list-item>
            </text:list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Estimates of product-related compliance activities are estimated and tracked from the perspective of both the organizational compliance team and the product team.<text:s/></text:p>
          </table:table-cell>
          <table:table-cell table:style-name="TableCell97">
            <text:list text:style-name="LFO16" text:continue-numbering="true">
              <text:list-item>
                <text:p text:style-name="P98">Complete<text:s/></text:p>
              </text:list-item>
              <text:list-item>
                <text:p text:style-name="P99">Partial<text:s/></text:p>
              </text:list-item>
              <text:list-item>
                <text:p text:style-name="P100">Not available</text:p>
              </text:list-item>
              <text:list-item>
                <text:p text:style-name="P101">Not applicable</text:p>
              </text:list-item>
            </text:list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A staffing plan is prepared and followed to<text:s/><text:soft-page-break/>provide a level of responsiveness and cycle time adequate for product release cycles.<text:s/></text:p>
          </table:table-cell>
          <table:table-cell table:style-name="TableCell107">
            <text:list text:style-name="LFO16" text:continue-numbering="true">
              <text:list-item>
                <text:p text:style-name="P108">Complete<text:s/></text:p>
              </text:list-item>
              <text:list-item>
                <text:p text:style-name="P109">Partial<text:s/></text:p>
              </text:list-item>
              <text:list-item>
                <text:p text:style-name="P110">Not available</text:p>
              </text:list-item>
              <text:list-item>
                <text:p text:style-name="P111">Not applicable</text:p>
              </text:list-item>
            </text:list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Progress is tracked against the organization’s and product team’s compliance plans and additional resources are added as needed to achieve compliance objectives.</text:p>
          </table:table-cell>
          <table:table-cell table:style-name="TableCell117">
            <text:list text:style-name="LFO16" text:continue-numbering="true">
              <text:list-item>
                <text:p text:style-name="P118">Complete<text:s/></text:p>
              </text:list-item>
              <text:list-item>
                <text:p text:style-name="P119">Partial<text:s/></text:p>
              </text:list-item>
              <text:list-item>
                <text:p text:style-name="P120">Not available</text:p>
              </text:list-item>
              <text:list-item>
                <text:p text:style-name="P121">Not applicable</text:p>
              </text:list-item>
            </text:list>
          </table:table-cell>
          <table:table-cell table:style-name="TableCell122">
            <text:p text:style-name="P123"/>
          </table:table-cell>
        </table:table-row>
      </table:table>
      <text:p text:style-name="P124"/>
      <text:p text:style-name="P125"/>
      <text:h text:style-name="P126" text:outline-level="1"><text:bookmark-start text:name="_fm8hyti8spoi"/><text:bookmark-end text:name="_fm8hyti8spoi"/></text:h>
      <text:h text:style-name="P127" text:outline-level="1"><text:bookmark-start text:name="_fn91wt7ohtgu"/><text:bookmark-end text:name="_fn91wt7ohtgu"/></text:h>
      <text:h text:style-name="P128" text:outline-level="1"><text:bookmark-start text:name="_2mwgx2as0sch"/><text:bookmark-end text:name="_2mwgx2as0sch"/></text:h>
      <text:h text:style-name="P129" text:outline-level="1"><text:bookmark-start text:name="_puh9f4a1me1c"/><text:bookmark-start text:name="_sntts8j8mlgs"/><text:bookmark-end text:name="_puh9f4a1me1c"/><text:bookmark-end text:name="_sntts8j8mlgs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4:00Z</meta:creation-date>
    <dc:date>2020-03-04T13:04:00Z</dc:date>
    <meta:template xlink:href="Normal.dotm" xlink:type="simple"/>
    <meta:editing-cycles>2</meta:editing-cycles>
    <meta:editing-duration>PT0S</meta:editing-duration>
    <meta:document-statistic meta:page-count="2" meta:paragraph-count="3" meta:word-count="285" meta:character-count="1912" meta:row-count="13" meta:non-whitespace-character-count="1630"/>
  </office:meta>
</office:document-meta>
</file>